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0.9688366598793463<text:s text:c="2"/>0.9331422293520785<text:s text:c="2"/>1.0421962770271347<text:s text:c="2"/>1.0499994623510938<text:s text:c="2"/>0.6<text:s text:c="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